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text:p text:style-name="P1">Elle n'avait pas vraiment tort. Trop heureux d'être lancé sur l'un de ses sujets de débat favoris, Erland n'avait qu'à moitié écouté la question. Il s'était globalement arrêté à « fausse magie », la combinaison magique pour libérer la bête de mauvaise foi et de ressentiment qui sommeillait en lui. Ainsi, la vraie question était « Pourquoi il pratiquait la prestidigitation ? ». Hum... Voilà une question qui, sous ses airs inoffensive, s'avérait un peu plus délicate que cela dans le cas de notre ancien noble. Celui-ci leva ses mains au niveau de sa poitrine, paumes dirigées vers Lutzi en signe de paix, un air faussement désolé sur le visage.</text:p>
      <text:p text:style-name="Standard"/>
      <text:p text:style-name="Standard">-Oulah, désolé ma bonne dame ! Vous savez, je ne suis que le lanceur d'alerte moi, hein !</text:p>
      <text:p text:style-name="Standard"/>
      <text:p text:style-name="Standard">Ses mains retombèrent sur la table, et il porta à nouveau sa bière à ses lèvres, qui s'étaient étirées dans un énorme sourire qu'il ne parvenait pas à contenir. Le garçon n'arrivait pas à garder son sérieux, tant il avait du mal à jouer l'avocat du diable dans un argumentaire aussi absurde. Et son interlocutrice qui ne jouait pas le jeu de rentrer dans le sien n'arrangeait rien. Bon... S'il n'y avait pas de débat, autant se reconcentrer sur la véritable conversation. Mais celle-ci prenait une tournure qui ne lui disait rien qui vaille, s'orientant un peu trop sur sa vie privée. Erland parvint finalement à retrouver un minimum de sérieux.</text:p>
      <text:p text:style-name="Standard"/>
      <text:p text:style-name="Standard">-Hum... C'est quelqu'un de très cher à mes yeux qui m'a appris la prestidigitation. J'ai toujours adoré ça. Et puis... Ses mains disparurent sous la table pour en ressortir un instant plus tard avec un petit porte-clef au bout duquel pendait une grosse clef. Et puis ça m'a appris quelques « talents » un peu particuliers qui m'ont été pas mal utiles à certaines périodes...Alors dis-moi... Ce sont les clefs de chez toi ?</text:p>
      <text:p text:style-name="Standard"/>
      <text:p text:style-name="Standard">Un vague sourire avait reprit place sur ses lèvres, et Erland regardait à présent distraitement les clefs osciller au bout du porte-clef qu'il tenait entre le pouce et l'index. Lutzi lui avoua alors qu'elle était effectivement comédienne -expliquant ainsi ses connaissances en matière de représentation- mais surtout, information bien plus importante aux yeux du magicien, qu'elle possédait son propre théâtre. A ces mots, ce dernier relava imperceptiblement la tête, une lueur d'intérêt brillant au fond des yeux. Un théâtre signifiait nécessairement une scène, une réputation et un public fidélisé. Les trois ingrédients dont il aurait besoin pour faire décoller sa carrière. Instantanément, Erland passa en mode « séduction ». Il essaya de ne rien en montrer, mais son objectif venait de devenir obtenir à tout prix une invitation à jouer dans la salle de Lutzi. Il lui adressa un nouveau sourire.</text:p>
      <text:p text:style-name="Standard"/>
      <text:p text:style-name="Standard">-Je vois... Donc ce sont les clefs de ton théâtre ? Bah écoute c'est sûr, je passerai dès que je pourrai ! J'ai encore pas mal à apprendre eheh</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11T17:43:55.12</dc:date>
    <meta:editing-duration>PT6H37M48S</meta:editing-duration>
    <meta:editing-cycles>538</meta:editing-cycles>
    <meta:generator>OpenOffice/4.1.7$Win32 OpenOffice.org_project/417m1$Build-9800</meta:generator>
    <meta:document-statistic meta:table-count="0" meta:image-count="0" meta:object-count="0" meta:page-count="5" meta:paragraph-count="35" meta:word-count="2422" meta:character-count="14392"/>
  </office:meta>
</office:document-meta>
</file>